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lniaus Universitetas</text:p>
      <text:p text:style-name="P1">Matematikos ir Informatikos fakultetas</text:p>
      <text:p text:style-name="P1">Matematinio modeliavimo 1-oji laboratorinė užduotis</text:p>
      <text:p text:style-name="P1">Rytis Karpuška</text:p>
      <text:p text:style-name="P1"/>
      <text:list xml:id="list1898452182" text:style-name="L1">
        <text:list-item>
          <text:p text:style-name="P3">Randame lygties sprendinius</text:p>
          <text:list>
            <text:list-item>
              <text:p text:style-name="P3"><draw:frame draw:style-name="fr1" draw:name="Object1" text:anchor-type="as-char" svg:y="-0.189in" svg:width="2.6874in" svg:height="0.2366in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3"><draw:frame draw:style-name="fr1" draw:name="Object2" text:anchor-type="as-char" svg:y="-0.1898in" svg:width="2.811in" svg:height="0.237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</text:list>
        </text:list-item>
        <text:list-item>
          <text:p text:style-name="P3">Nubraižome krypčių lauką<text:line-break/>Norėdami nubrėžti krypčių lauką, visų pirma turime išdiferencijuoti ankščiau rastą sprendimą, taigi diferencijuojame sprendimus:</text:p>
          <text:list>
            <text:list-item>
              <text:p text:style-name="P3">Nubraižome krypčių laukus kiekvienam sprendimui</text:p>
            </text:list-item>
            <text:list-item>
              <text:p text:style-name="P3">Nubraižome keletą integralinių kreivių</text:p>
              <text:list>
                <text:list-item>
                  <text:p text:style-name="P3"><text:line-break/><text:line-break/><text:line-break/>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tis </meta:initial-creator>
    <meta:creation-date>2014-03-05T00:26:02</meta:creation-date>
    <dc:date>2014-03-05T12:08:07</dc:date>
    <dc:creator>Rytis </dc:creator>
    <meta:editing-duration>PT10H11M5S</meta:editing-duration>
    <meta:editing-cycles>1</meta:editing-cycles>
    <meta:document-statistic meta:table-count="0" meta:image-count="0" meta:object-count="2" meta:page-count="1" meta:paragraph-count="11" meta:word-count="49" meta:character-count="430" meta:non-whitespace-character-count="377"/>
    <meta:generator>LibreOffice/3.5$Linux_X86_64 LibreOffice_project/350m1$Build-2</meta:generator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=</mo>
        <msqrt>
          <mrow>
            <mrow>
              <mo stretchy="false">−</mo>
              <mn>2c</mn>
            </mrow>
            <msup>
              <mi>sin</mi>
              <mrow>
                <mrow>
                  <mo stretchy="false">−</mo>
                  <mn>1</mn>
                </mrow>
              </mrow>
            </msup>
            <mrow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+</mo>
                <msup>
                  <mi>x</mi>
                  <mrow>
                    <mn>2</mn>
                  </mrow>
                </msup>
              </mrow>
              <mo stretchy="false">+</mo>
              <msup>
                <mi>sin</mi>
                <mrow>
                  <mrow>
                    <mo stretchy="false">−</mo>
                    <mn>1</mn>
                  </mrow>
                </mrow>
              </msup>
            </mrow>
            <mrow>
              <msup>
                <mrow>
                  <mo stretchy="false">(</mo>
                  <mrow>
                    <mi>x</mi>
                  </mrow>
                  <mo stretchy="false">)</mo>
                </mrow>
                <mrow>
                  <mn>2</mn>
                </mrow>
              </msup>
              <mo stretchy="false">−</mo>
              <mn>5</mn>
            </mrow>
          </mrow>
        </msqrt>
      </mrow>
    </mrow>
    <annotation encoding="StarMath 5.0">y(x)=sqrt{-2c sin^{-1}(x) + x^{2} + sin^{-1}(x)^{2} - 5} 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sqrt>
            <mrow>
              <mrow>
                <mo stretchy="false">−</mo>
                <mn>2c</mn>
              </mrow>
              <msup>
                <mi>sin</mi>
                <mrow>
                  <mrow>
                    <mo stretchy="false">−</mo>
                    <mn>1</mn>
                  </mrow>
                </mrow>
              </msup>
              <mrow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+</mo>
                  <msup>
                    <mi>x</mi>
                    <mrow>
                      <mn>2</mn>
                    </mrow>
                  </msup>
                </mrow>
                <mo stretchy="false">+</mo>
                <msup>
                  <mi>sin</mi>
                  <mrow>
                    <mrow>
                      <mo stretchy="false">−</mo>
                      <mn>1</mn>
                    </mrow>
                  </mrow>
                </msup>
              </mrow>
              <mrow>
                <msup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n>2</mn>
                  </mrow>
                </msup>
                <mo stretchy="false">−</mo>
                <mn>5</mn>
              </mrow>
            </mrow>
          </msqrt>
        </mrow>
      </mrow>
    </mrow>
    <annotation encoding="StarMath 5.0">y(x)=-sqrt{-2c sin^{-1}(x) + x^{2} + sin^{-1}(x)^{2} - 5} </annotation>
  </semantics>
</math>
</file>